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CF000003963C33D7087ECC7114.png" manifest:media-type="image/png"/>
  <manifest:file-entry manifest:full-path="Pictures/10000201000006CF000003967DCAB9797AEF90D5.png" manifest:media-type="image/png"/>
  <manifest:file-entry manifest:full-path="Pictures/10000201000006CF000003964CE3AA0C39AE658B.png" manifest:media-type="image/png"/>
  <manifest:file-entry manifest:full-path="Pictures/10000201000006CF00000396073A71C2232FB713.png" manifest:media-type="image/png"/>
  <manifest:file-entry manifest:full-path="Pictures/10000201000006CF000003964D82DC7C7F7AFC76.png" manifest:media-type="image/png"/>
  <manifest:file-entry manifest:full-path="Pictures/10000201000006CF0000039652F6FFAFCAD768BD.png" manifest:media-type="image/png"/>
  <manifest:file-entry manifest:full-path="Pictures/100002010000027F000001DF43DC28683D3E88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193in" svg:y="0.0728in" svg:width="2.7591in" svg:height="2.0681in" draw:z-index="0"><draw:image xlink:href="Pictures/100002010000027F000001DF43DC28683D3E88BB.png" xlink:type="simple" xlink:show="embed" xlink:actuate="onLoad" loext:mime-type="image/png"/></draw:frame><draw:frame draw:style-name="fr1" draw:name="Image2" text:anchor-type="char" svg:x="-0.6138in" svg:y="2.2189in" svg:width="3.8874in" svg:height="2.0472in" draw:z-index="1"><draw:image xlink:href="Pictures/10000201000006CF0000039652F6FFAFCAD768BD.png" xlink:type="simple" xlink:show="embed" xlink:actuate="onLoad" loext:mime-type="image/png"/></draw:frame><draw:frame draw:style-name="fr1" draw:name="Image3" text:anchor-type="char" svg:x="3.3075in" svg:y="2.2709in" svg:width="3.8016in" svg:height="2.002in" draw:z-index="2"><draw:image xlink:href="Pictures/10000201000006CF000003964D82DC7C7F7AFC76.png" xlink:type="simple" xlink:show="embed" xlink:actuate="onLoad" loext:mime-type="image/png"/></draw:frame><draw:frame draw:style-name="fr1" draw:name="Image4" text:anchor-type="char" svg:x="-0.6764in" svg:y="4.3193in" svg:width="3.8846in" svg:height="2.0465in" draw:z-index="3"><draw:image xlink:href="Pictures/10000201000006CF000003964CE3AA0C39AE658B.png" xlink:type="simple" xlink:show="embed" xlink:actuate="onLoad" loext:mime-type="image/png"/></draw:frame><draw:frame draw:style-name="fr1" draw:name="Image5" text:anchor-type="char" svg:x="3.3075in" svg:y="4.3209in" svg:width="3.9827in" svg:height="2.098in" draw:z-index="4"><draw:image xlink:href="Pictures/10000201000006CF00000396073A71C2232FB713.png" xlink:type="simple" xlink:show="embed" xlink:actuate="onLoad" loext:mime-type="image/png"/></draw:frame><draw:frame draw:style-name="fr1" draw:name="Image6" text:anchor-type="char" svg:x="-0.7154in" svg:y="6.5764in" svg:width="3.9335in" svg:height="2.0717in" draw:z-index="5"><draw:image xlink:href="Pictures/10000201000006CF000003967DCAB9797AEF90D5.png" xlink:type="simple" xlink:show="embed" xlink:actuate="onLoad" loext:mime-type="image/png"/></draw:frame><draw:frame draw:style-name="fr1" draw:name="Image7" text:anchor-type="char" svg:x="3.2917in" svg:y="6.6319in" svg:width="3.9335in" svg:height="2.0717in" draw:z-index="6"><draw:image xlink:href="Pictures/10000201000006CF000003963C33D7087ECC71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9:43:46.336517195</meta:creation-date>
    <dc:date>2022-02-11T19:50:08.844060080</dc:date>
    <meta:editing-duration>PT6M23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